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4.28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1.1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Trail_Number</text:p>
          </table:table-cell>
          <table:table-cell table:style-name="ce1" office:value-type="string">
            <text:p>Trail_Name</text:p>
          </table:table-cell>
          <table:table-cell table:style-name="ce1" office:value-type="string">
            <text:p>Park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Hike_Use</text:p>
          </table:table-cell>
          <table:table-cell table:style-name="ce1" office:value-type="string">
            <text:p>Horse_Use</text:p>
          </table:table-cell>
          <table:table-cell table:style-name="ce1" office:value-type="string">
            <text:p>Bike_Use</text:p>
          </table:table-cell>
          <table:table-cell table:style-name="ce1" office:value-type="string">
            <text:p>Snowshoe_Use</text:p>
          </table:table-cell>
          <table:table-cell table:style-name="ce1" office:value-type="string">
            <text:p>Cross_County_Ski_Use</text:p>
          </table:table-cell>
          <table:table-cell table:style-name="ce1" office:value-type="string">
            <text:p>Snowmobile_Us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Black Dome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Blackhead Mt Spur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Blackhead Ran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scarpment Tr (Rt 23 to Elm Ridge Tr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Escarpment Tr (Dutcher Notch to Elm Ridge Tr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Elm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Acra Point/Burnt Knob Access Trail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Batavia Kill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Dutcher Not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Colgate Lake Tr to Dutcher Notch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Kaaterskill Falls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Escarpment Tr (Scutt Rd to Dutcher Notch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Catskill Mt House Site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Marys Glen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Rock Shelter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Schutt R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Sleepy Hollow 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/>
          <table:table-cell table:number-columns-repeated="2"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Harding R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uttermilk Falls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string">
            <text:p>Kaaterskill Falls (Laurel House Rd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Devils Path, Eastern Section, E-W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Jimmy Dolan Not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Pecoy Not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Mink Hollow Tr (Nor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Overlook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Kaaterskill High Peak Tr (Long Path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Kaaterskill High Peak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3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Huckleberry Poin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string">
            <text:p>Colonels Chair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Becker Ho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Becker Hollow Connector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Devils Path, Western Section, E-W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Devils Path, Eastern Section, E-W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Hunter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Diamond Not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string">
            <text:p>Cathedral Glen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Belleayre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Belleayre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Lose Clov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McKinley Hollow Tr (Oliverea-Mapledale Tr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Giant Ledge-Panther Mt Tr (Sou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Wittenberg-Cornell-Slid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Curtis-Ormsbe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Pine Hill-West Bran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Neversink-Hardenburg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Long Pond-Beaver Kill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Phoenecia-East Branc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Peekamoose-Table Tr (Nor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Red Hill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office:value-type="string">
            <text:p>Overlook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Echo Lak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Mink Hollow Tr (Sou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 office:value-type="string">
            <text:p>Wi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Pheonicia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 office:value-type="string">
            <text:p>Wittenberg-Cornell-Slid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 office:value-type="string">
            <text:p>Terrace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Woodland Valley Tr to Giant Ledge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Panther Mt Tr (Nor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1" office:value-type="string">
            <text:p>Ashokan High Poin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string">
            <text:p>59A</text:p>
          </table:table-cell>
          <table:table-cell table:style-name="ce1" office:value-type="string">
            <text:p>Ashokan High Point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Peekamoose-Table Tr (Southern Section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1" office:value-type="string">
            <text:p>Long Path Tr (Upper Cherrytown Rd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1" office:value-type="string">
            <text:p>Dry Brook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German Ho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string">
            <text:p>Huckleberry Loop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1" office:value-type="string">
            <text:p>Kelly Hollow Ski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Rider Ho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string">
            <text:p>Mine Ho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Seager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1" office:value-type="string">
            <text:p>Alder Lake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Touchmenot Tr (Alder Lake to Big Pond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1" office:value-type="string">
            <text:p>Touchmenot Tr (Big Pond to Beech Hill Rd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1" office:value-type="string">
            <text:p>Campgroun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1" office:value-type="string">
            <text:p>Little Pon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Middle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office:value-type="string">
            <text:p>Mary Smith Hill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Pelnor Hollow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1" office:value-type="string">
            <text:p>Campbell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ittle Spring Brook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1" office:value-type="string">
            <text:p>Trout Pon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Mud Pon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1" office:value-type="string">
            <text:p>Long Pond-Beaver Kill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Mongaup-Hardenburgh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1" office:value-type="string">
            <text:p>Balsam Lake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1" office:value-type="string">
            <text:p>Mill Brook Ridg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1" office:value-type="string">
            <text:p>Mongaup-Willowemoc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Quick Lake Tr via Frick Pond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1" office:value-type="string">
            <text:p>Flynn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1" office:value-type="string">
            <text:p>Big Rock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Loggers Loop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1" office:value-type="string">
            <text:p>Devils Path, Western Section, E-W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Spruceton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1" office:value-type="string">
            <text:p>Pratt Rocks Path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3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Palenville Overloop Loop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string">
            <text:p>Indian Head Horse Trail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/>
          <table:table-cell table:number-columns-repeated="2"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1" office:value-type="string">
            <text:p>Sunset Rock Lookou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Inspiration Point Short Cut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1" office:value-type="string">
            <text:p>Kaaterskill Clove Cliffs bypass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1" office:value-type="string">
            <text:p>Kaaterskill High Peaks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Cortina Valley Ski spu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" office:value-type="string">
            <text:p>Warner Creek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Stony Clov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Vernooy Falls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1" office:value-type="string">
            <text:p>Riggsville Hill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1" office:value-type="string">
            <text:p>Onteora Lake Yellow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Onteora Lake Red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R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1" office:value-type="string">
            <text:p>Onteora Lake Blue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1" office:value-type="string">
            <text:p>Jockey Hill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1" office:value-type="string">
            <text:p>Denman M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Besily R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1" office:value-type="string">
            <text:p>Long Pond Lean-to spu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1" office:value-type="string">
            <text:p>Long Pond Snowmobil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1" office:value-type="string">
            <text:p>Azalea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1" office:value-type="string">
            <text:p>Karst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Mongaup Falls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15">
            <text:p>115</text:p>
          </table:table-cell>
          <table:table-cell table:style-name="ce1" office:value-type="string">
            <text:p>Big Rock Extension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1" office:value-type="string">
            <text:p>Quick Lake Snowmobil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Ackermann Snowmobil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Russell Brook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" office:value-type="string">
            <text:p>Russel Falls to Mud Pond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" office:value-type="string">
            <text:p>Trout Pond Snowmobile Tr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3"/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21">
            <text:p>121</text:p>
          </table:table-cell>
          <table:table-cell table:style-name="ce1" office:value-type="string">
            <text:p>Dry Brook Extension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N/A</text:p>
          </table:table-cell>
          <table:table-cell table:style-name="ce1"/>
          <table:table-cell table:style-name="ce2"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North-South Lake Loop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23">
            <text:p>123</text:p>
          </table:table-cell>
          <table:table-cell table:style-name="ce1" office:value-type="string">
            <text:p>Long Path Tr (Rt 23 to Sutton Rd)</text:p>
          </table:table-cell>
          <table:table-cell table:style-name="ce1" office:value-type="string">
            <text:p>Catskills</text:p>
          </table:table-cell>
          <table:table-cell table:style-name="ce1" office:value-type="string">
            <text:p>Blue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Johns Brook Lodge and Mt Marcy via Phelps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9.1">
            <text:p>9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Marcy via Hopkin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Johns Brook Lodge via Southside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5">
            <text:p>3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ADK Range Tr to Upper Wolf Jaw, Armstrong and Gothic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8">
            <text:p>4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Lower Wolf Jaw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Woodsfall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1">
            <text:p>1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Short Job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7">
            <text:p>0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Gothics via Orebed Brook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7">
            <text:p>3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State Range Tr to Saddleback, Basin, Haystack and Marcy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4">
            <text:p>3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Haystack from Range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6">
            <text:p>0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Shorey Short Cut from Range Tr to Phelps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1">
            <text:p>1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Klondike Notch Tr to South Meadow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5.3">
            <text:p>5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Big Slide via Slide Mt Brook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4">
            <text:p>2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ig Slide via Yard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7">
            <text:p>2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Big Slide via the Brother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9">
            <text:p>3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Porter Mt from Johns Brook Rd near Gar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8">
            <text:p>3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Porter Mt from Keene Valley Airport via Ridge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5">
            <text:p>4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Rooster Comb from Rt 73 in Keene Valley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5">
            <text:p>2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>
            <text:p>18a</text:p>
          </table:table-cell>
          <table:table-cell table:style-name="ce1" office:value-type="string">
            <text:p>Sachs Flume Brook Tr to Rooster Comb and Snow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8">
            <text:p>2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Hedgehog Mt from Rooster Comb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1">
            <text:p>3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axter Mt from Beede Farm with return to Upham R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Hopkins via Ranney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7">
            <text:p>2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Road to Lower Ausable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E River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Ladies Mil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W River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8">
            <text:p>3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string">
            <text:p>Cathedral Rocks and Bear Ru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9">
            <text:p>1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Lost Lookou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5">
            <text:p>1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Rainbow Fall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2">
            <text:p>0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W A White Tr to Lower Wolf Jaw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5">
            <text:p>4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Wedge Brook Tr to Lower Wolf Jaw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1">
            <text:p>2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Gothics from Lake R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4">
            <text:p>3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Gothics from Lower Ausable Lake via Pyrami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7">
            <text:p>2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string">
            <text:p>Sawteeth from Lower Ausable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Sawteeth-Pyramid-Gothics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Indian Hea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8">
            <text:p>0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Fish Hawks Cliff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6">
            <text:p>0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Mt Colvin from Lake R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9">
            <text:p>2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Nippletop via Elk Pas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5">
            <text:p>3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Henry Goddard Leach Tr to Bear Den, Dial and Nippletop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5.9">
            <text:p>5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Noonmark via Stimson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1">
            <text:p>2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Noonmark from SE via Felix Alder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Dix Mt via Round Pond from Rt 73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6.8">
            <text:p>6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Mossy Cascade Tr to Hopkin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2">
            <text:p>3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 office:value-type="string">
            <text:p>Deer Brook Tr to Snow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7">
            <text:p>1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Carry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 office:value-type="string">
            <text:p>Mt Colvin from Carry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9">
            <text:p>1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 office:value-type="string">
            <text:p>Blake Pk from Colvin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6">
            <text:p>0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Sawteeth from Wardens Camp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8">
            <text:p>2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Haystack and Marcy from Wardens Camp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5">
            <text:p>3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1" office:value-type="string">
            <text:p>Great Range and Haystack via Haystack Brook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4">
            <text:p>4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Blake Pk and Mt Colvin via Pinnacle Ridge from Elk Lake-Marcy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5.4">
            <text:p>5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1" office:value-type="string">
            <text:p>Mt Marcy via Van Hoevenberg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7.4">
            <text:p>7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1" office:value-type="string">
            <text:p>Phelp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2">
            <text:p>1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Indian Falls-Lake Arnold crossove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8">
            <text:p>0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string">
            <text:p>Algonquin Pk from Heart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1" office:value-type="string">
            <text:p>Wright Pk from Algonquin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4">
            <text:p>0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Boundary and Iroquis Pk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7">
            <text:p>0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string">
            <text:p>Whales Notch Ski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3">
            <text:p>1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Avalance Pass Tr to Lake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8">
            <text:p>3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1" office:value-type="string">
            <text:p>Tr around NW shore of Lake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Mt Colden from Lake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6">
            <text:p>1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1" office:value-type="string">
            <text:p>Algonquin Pk from Lake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1">
            <text:p>2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1" office:value-type="string">
            <text:p>Tr from Lake Colden to Indian Pass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1" office:value-type="string">
            <text:p>Avalance Camp to Lake Arnold and Feldspar Brook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2">
            <text:p>3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L Morgan Porter Tr to Mt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office:value-type="string">
            <text:p>Indian Pass from Heart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Scott and Wallface Ponds from Indian Pass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8">
            <text:p>2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1" office:value-type="string">
            <text:p>Mt Jo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>
            <text:p>77A</text:p>
          </table:table-cell>
          <table:table-cell table:style-name="ce1" office:value-type="string">
            <text:p>Heart Lake Trail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1">
            <text:p>2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South Meadow Truck Tr to Marcy Dam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6">
            <text:p>2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1" office:value-type="string">
            <text:p>Mt Van Hoevenberg from Meadow Lan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8">
            <text:p>3.8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The Mr Van Ski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1" office:value-type="string">
            <text:p>Cascade Mt from Cascade Lake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4">
            <text:p>2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Porter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7">
            <text:p>0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1" office:value-type="string">
            <text:p>Pitchoff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9">
            <text:p>4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Owls Hea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6">
            <text:p>0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string">
            <text:p>Notch NW of Pitchoff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5">
            <text:p>3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1" office:value-type="string">
            <text:p>Cobble Hill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4">
            <text:p>0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>
            <text:p>95A</text:p>
          </table:table-cell>
          <table:table-cell table:style-name="ce1" office:value-type="string">
            <text:p>Peninsula Nature Trail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2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string">
            <text:p>95B</text:p>
          </table:table-cell>
          <table:table-cell table:style-name="ce1" office:value-type="string">
            <text:p>Henrys Wood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2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1" office:value-type="string">
            <text:p>Maystack Mt and McKenzie Mt from Rt 86 near Ray Brook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Northville-Lake Placid Tr from Averyville Rd to Duck Hol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2.2">
            <text:p>12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" office:value-type="string">
            <text:p>Scarface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3.4">
            <text:p>3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Ampersand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7">
            <text:p>2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Elk Lake-Marcy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0.7">
            <text:p>10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" office:value-type="string">
            <text:p>Diix via Hunters Pas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7.3">
            <text:p>7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" office:value-type="string">
            <text:p>Dix via Beckhor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6.6">
            <text:p>6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1">
            <text:p>121</text:p>
          </table:table-cell>
          <table:table-cell table:style-name="ce1" office:value-type="string">
            <text:p>Mt Marcy via Calamity Brook and Lake Colden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0.3">
            <text:p>10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kylight from Four Corner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3">
            <text:p>123</text:p>
          </table:table-cell>
          <table:table-cell table:style-name="ce1" office:value-type="string">
            <text:p>Flowed Lands via Hanging Spear Fall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8.5">
            <text:p>8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Mt Adam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4">
            <text:p>2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" office:value-type="string">
            <text:p>Indian Pass from Upper Work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4">
            <text:p>4.4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Indian Pass-Calamity Brook Crossove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1">
            <text:p>2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7">
            <text:p>127</text:p>
          </table:table-cell>
          <table:table-cell table:style-name="ce1" office:value-type="string">
            <text:p>Duck Hole via Henderson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6.9">
            <text:p>6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" office:value-type="string">
            <text:p>Duck Hole via Bradley Pon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8.2">
            <text:p>8.2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Duck Hole via Ward Brook Truck Tr from Corey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0.3">
            <text:p>10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0">
            <text:p>130</text:p>
          </table:table-cell>
          <table:table-cell table:style-name="ce1" office:value-type="string">
            <text:p>Shattuck Clearing from Coreys via Calkins Brook Truck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0.6">
            <text:p>10.6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1" office:value-type="string">
            <text:p>Calkins Brook via Raquette River Horse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5.5">
            <text:p>5.5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Raquette Falls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2">
            <text:p>4.2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1" office:value-type="string">
            <text:p>Duck Hole from Shattuck Clearing via Northville-Lake Placid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1.9">
            <text:p>11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Cold River Horse Tr from Shattuck Clearing to Ward Brook Truck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0.2">
            <text:p>10.2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1" office:value-type="string">
            <text:p>Rd to Newcomb Lake and Camp Santanoni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5">
            <text:p>4.5</text:p>
          </table:table-cell>
          <table:table-cell table:number-columns-repeated="5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1" office:value-type="string">
            <text:p>Foot Tr from Newcomb Lake to Moose Pond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4.7">
            <text:p>4.7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7">
            <text:p>137</text:p>
          </table:table-cell>
          <table:table-cell table:style-name="ce1" office:value-type="string">
            <text:p>Tr along N Shore of Newcomb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3">
            <text:p>2.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Moose Pond Horse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1.8">
            <text:p>11.8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1" office:value-type="string">
            <text:p>Goodnow Mt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9">
            <text:p>1.9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1"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1" office:value-type="string">
            <text:p>Cheney Pond &amp; Lester Flow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6">
            <text:p>2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1" office:value-type="string">
            <text:p>Roosevelt Truck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2.5">
            <text:p>2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5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1" office:value-type="string">
            <text:p>Interpretive Center Trail near Newcomb Lake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2"/>
          <table:table-cell table:style-name="ce1" office:value-type="float" office:value="1">
            <text:p>1</text:p>
          </table:table-cell>
          <table:table-cell table:style-name="ce2" table:number-columns-repeated="5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Deer Pond Loop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7.3">
            <text:p>7.3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1" office:value-type="string">
            <text:p>Trombley Landing 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1.1">
            <text:p>1.1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1" office:value-type="string">
            <text:p>Fernow Plantation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1" office:value-type="string">
            <text:p>Panther Mt Tr</text:p>
          </table:table-cell>
          <table:table-cell table:style-name="ce1" office:value-type="string">
            <text:p>Adirondacks</text:p>
          </table:table-cell>
          <table:table-cell table:style-name="ce1"/>
          <table:table-cell table:style-name="ce1" office:value-type="float" office:value="0.6">
            <text:p>0.6</text:p>
          </table:table-cell>
          <table:table-cell table:style-name="ce1" office:value-type="float" office:value="1">
            <text:p>1</text:p>
          </table:table-cell>
          <table:table-cell table:style-name="ce2" table:number-columns-repeated="5"/>
        </table:table-row>
        <table:table-row table:style-name="ro3" table:number-rows-repeated="1048334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0:57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</meta:initial-creator>
    <meta:creation-date>2013-08-02T10:10:45</meta:creation-date>
    <dc:date>2013-08-02T11:16:22</dc:date>
    <dc:creator>Todd </dc:creator>
    <meta:editing-duration>PT9M31S</meta:editing-duration>
    <meta:editing-cycles>2</meta:editing-cycles>
    <meta:generator>LibreOffice/3.6$Linux_X86_64 LibreOffice_project/360m1$Build-2</meta:generator>
    <meta:document-statistic meta:table-count="1" meta:cell-count="1397" meta:object-count="0"/>
  </office:meta>
</office:document-meta>
</file>